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8301" officeooo:paragraph-rsid="000a8301"/>
    </style:style>
    <style:style style:name="P2" style:family="paragraph" style:parent-style-name="Title">
      <style:text-properties officeooo:rsid="000a8301" officeooo:paragraph-rsid="000a8301"/>
    </style:style>
    <style:style style:name="P3" style:family="paragraph" style:parent-style-name="Text_20_body" style:list-style-name="L1">
      <style:text-properties officeooo:rsid="000ba57b" officeooo:paragraph-rsid="000ba57b"/>
    </style:style>
    <style:style style:name="P4" style:family="paragraph" style:parent-style-name="Text_20_body" style:list-style-name="L1">
      <style:text-properties officeooo:rsid="000cde86" officeooo:paragraph-rsid="000cde86"/>
    </style:style>
    <style:style style:name="P5" style:family="paragraph" style:parent-style-name="Text_20_body" style:list-style-name="L1">
      <style:text-properties officeooo:rsid="000e9d87" officeooo:paragraph-rsid="000e9d87"/>
    </style:style>
    <style:style style:name="P6" style:family="paragraph" style:parent-style-name="Text_20_body" style:list-style-name="L1">
      <style:text-properties officeooo:rsid="000f4a09" officeooo:paragraph-rsid="000f4a09"/>
    </style:style>
    <style:style style:name="P7" style:family="paragraph" style:parent-style-name="Text_20_body" style:list-style-name="L1">
      <style:text-properties officeooo:rsid="0010f43b" officeooo:paragraph-rsid="0010f43b"/>
    </style:style>
    <style:style style:name="P8" style:family="paragraph" style:parent-style-name="Text_20_body" style:list-style-name="L1">
      <style:text-properties officeooo:rsid="0012a75a" officeooo:paragraph-rsid="0012a75a"/>
    </style:style>
    <style:style style:name="P9" style:family="paragraph" style:parent-style-name="Text_20_body" style:list-style-name="L1">
      <style:text-properties fo:font-weight="bold" officeooo:rsid="0013fc5b" officeooo:paragraph-rsid="0013fc5b" style:font-weight-asian="bold" style:font-weight-complex="bold"/>
    </style:style>
    <style:style style:name="T1" style:family="text">
      <style:text-properties officeooo:rsid="000eaaef"/>
    </style:style>
    <style:style style:name="T2" style:family="text">
      <style:text-properties officeooo:rsid="00105a63"/>
    </style:style>
    <style:style style:name="T3" style:family="text">
      <style:text-properties officeooo:rsid="0011d028"/>
    </style:style>
    <style:style style:name="T4" style:family="text">
      <style:text-properties officeooo:rsid="0012dae2"/>
    </style:style>
    <style:style style:name="T5" style:family="text">
      <style:text-properties officeooo:rsid="0014d7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ées pour la première séance</text:p>
      <text:p text:style-name="P1"/>
      <text:list xml:id="list4216679796" text:style-name="L1">
        <text:list-item>
          <text:p text:style-name="P3">Introduction orale avec le tableau : 1. Combien y-a-t’il de tableau<text:span text:style-name="T2">x</text:span> ? <text:s/>2. Longueur du côté ? <text:s text:c="2"/>3. Longueur de la diagonale ?</text:p>
        </text:list-item>
        <text:list-item>
          <text:p text:style-name="P4">Activité APMEP sur les racines (dur).</text:p>
        </text:list-item>
        <text:list-item>
          <text:p text:style-name="P9">Demander des nombres aux élèves, les uns après les autres (max 10-15) : puis, les catégoriser (entiers, réels, etc...). <text:span text:style-name="T5">Puis, fiche d’activité.</text:span></text:p>
        </text:list-item>
        <text:list-item>
          <text:p text:style-name="P5">Faire des encadrements <text:span text:style-name="T1">avec des décimaux.</text:span></text:p>
        </text:list-item>
        <text:list-item>
          <text:p text:style-name="P6">Activité sur l’appartenance à divers ensembles.</text:p>
        </text:list-item>
        <text:list-item>
          <text:p text:style-name="P7">Avoir un aller-retour avec eux : ils proposent qqchose, puis recherchent à l’écrit, et on répète… Mais quoi ? 😕 <text:span text:style-name="T3">Fractales ?</text:span></text:p>
        </text:list-item>
        <text:list-item>
          <text:p text:style-name="P8">C<text:span text:style-name="T4">hiffrement RSA ? Résoudre un code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8-30T17:55:03.957637348</dc:date>
    <meta:editing-duration>PT1H53M28S</meta:editing-duration>
    <meta:editing-cycles>19</meta:editing-cycles>
    <meta:document-statistic meta:table-count="0" meta:image-count="0" meta:object-count="0" meta:page-count="1" meta:paragraph-count="8" meta:word-count="104" meta:character-count="588" meta:non-whitespace-character-count="496"/>
  </office:meta>
</office:document-meta>
</file>